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m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oma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om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oma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man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1:07:09.042748000</meta:creation-date>
    <dc:date>2016-11-18T04:47:14.298106000</dc:date>
    <meta:editing-duration>PT7H29M54S</meta:editing-duration>
    <meta:editing-cycles>1</meta:editing-cycles>
    <meta:document-statistic meta:table-count="1" meta:cell-count="33" meta:object-count="0"/>
    <meta:generator>LibreOffice/5.2.2.2$MacOSX_X86_64 LibreOffice_project/8f96e87c890bf8fa77463cd4b640a2312823f3ad</meta:generator>
  </office:meta>
</office:document-meta>
</file>